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ff" draw:fill="none" draw:fill-gradient-name="Gradient_20_7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svg:stroke-color="#000080" draw:fill="solid" draw:fill-color="#b3b3b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8000" draw:fill="gradient" draw:fill-gradient-name="From_20_a_20_Corner_20_1" draw:opacity="50%" draw:textarea-horizontal-align="justify" draw:textarea-vertical-align="middle" draw:auto-grow-height="false" fo:min-height="0cm" fo:min-width="0cm" draw:shadow-opacity="50%"/>
    </style:style>
    <style:style style:name="gr4" style:family="graphic" style:parent-style-name="standard">
      <style:graphic-properties svg:stroke-color="#000080" draw:fill="solid" draw:fill-color="#9966cc" draw:fill-gradient-name="Vertical_20_1" draw:fill-hatch-name="Black_20_0_20_Degrees" draw:opacity="50%" draw:textarea-horizontal-align="justify" draw:textarea-vertical-align="middle" draw:auto-grow-height="false" fo:min-height="0cm" fo:min-width="0cm" draw:shadow-opacity="50%"/>
    </style:style>
    <style:style style:name="gr5" style:family="graphic" style:parent-style-name="standard">
      <style:graphic-properties draw:fill="gradient" draw:fill-gradient-name="From_20_the_20_Middle_20_1" draw:textarea-vertical-align="middle" draw:auto-grow-height="false" fo:min-height="0cm" fo:min-width="0cm"/>
    </style:style>
    <style:style style:name="gr6" style:family="graphic" style:parent-style-name="standard">
      <style:graphic-properties svg:stroke-color="#0000ff" draw:fill="solid" draw:fill-color="#280099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0pt" fo:font-weight="bold"/>
    </style:style>
    <style:style style:name="P3" style:family="paragraph">
      <style:paragraph-properties fo:text-align="center"/>
    </style:style>
    <style:style style:name="T1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1cm" svg:height="1.7cm" svg:x="20.9cm" svg:y="15.8cm">
          <text:p text:style-name="P1">2</text:p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cm" svg:height="1.7cm" svg:x="20.9cm" svg:y="10.4cm">
          <text:p text:style-name="P1">1</text:p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cm" svg:height="1.7cm" svg:x="20.9cm" svg:y="5cm">
          <text:p text:style-name="P1">3</text:p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4.2cm" svg:height="1.5cm" svg:x="11.059cm" svg:y="1.959cm">
          <text:p text:style-name="P1"><text:span text:style-name="T1">MONI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4.2cm" svg:height="1.5cm" svg:x="1.4cm" svg:y="3.1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6.5cm" svg:height="5.5cm" svg:x="1cm" svg:y="2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4.2cm" svg:height="3cm" svg:x="11.5cm" svg:y="8cm">
          <text:p text:style-name="P1"><text:span text:style-name="T1">TABL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35.29117720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2.1cm" svg:height="3.5cm" svg:x="11.9cm" svg:y="5cm">
          <text:p/>
          <draw:enhanced-geometry svg:viewBox="0 0 21600 21600" draw:text-areas="0 0 21600 21600" draw:type="circular-arrow" draw:modifiers="-90.490766919019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6.5cm" svg:height="17.5cm" svg:x="10.6cm" svg:y="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216.151361329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4.2cm" svg:height="1.5cm" svg:x="21cm" svg:y="2.7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6.5cm" svg:height="4.5cm" svg:x="20.7cm" svg:y="2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4.2cm" svg:height="1.5cm" svg:x="21cm" svg:y="8.1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6.5cm" svg:height="4.5cm" svg:x="20.7cm" svg:y="7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4.2cm" svg:height="1.5cm" svg:x="21cm" svg:y="13.5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6.5cm" svg:height="4.5cm" svg:x="20.7cm" svg:y="13.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2cm" svg:height="1cm" svg:x="8cm" svg:y="5.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cm" svg:height="1cm" svg:x="18cm" svg:y="9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4.2cm" svg:height="1.5cm" svg:x="1.4cm" svg:y="13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6.5cm" svg:height="5.5cm" svg:x="1cm" svg:y="12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2cm" svg:height="1cm" svg:x="8cm" svg:y="15.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rom_20_a_20_Corner_20_1" draw:display-name="From a Corner 1" draw:style="square" draw:cx="10%" draw:cy="10%" draw:start-color="#008000" draw:end-color="#ffffff" draw:start-intensity="100%" draw:end-intensity="100%" draw:angle="0" draw:border="0%"/>
    <draw:gradient draw:name="From_20_the_20_Middle_20_1" draw:display-name="From the Middle 1" draw:style="square" draw:cx="50%" draw:cy="50%" draw:start-color="#000000" draw:end-color="#ffffff" draw:start-intensity="100%" draw:end-intensity="100%" draw:angle="0" draw:border="0%"/>
    <draw:gradient draw:name="Gradient_20_7" draw:display-name="Gradient 7" draw:style="radial" draw:cx="0%" draw:cy="0%" draw:start-color="#0000ff" draw:end-color="#ffffff" draw:start-intensity="75%" draw:end-intensity="100%" draw:border="20%"/>
    <draw:gradient draw:name="Vertical_20_1" draw:display-name="Vertical 1" draw:style="linear" draw:start-color="#ffffff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18T16:24:36</meta:creation-date>
    <dc:creator>Walter Pirri</dc:creator>
    <dc:date>2006-03-19T19:04:13</dc:date>
    <dc:language>es-ES</dc:language>
    <meta:editing-cycles>15</meta:editing-cycles>
    <meta:editing-duration>PT1H33M8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